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4pt" fo:font-weight="bold" style:font-size-asian="14pt" style:font-weight-asian="bold" style:font-size-complex="14pt" style:font-weight-complex="bold"/>
    </style:style>
    <style:style style:name="T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officeooo:rsid="0017bfc2"/>
    </style:style>
    <style:style style:name="T4" style:family="text">
      <style:text-properties fo:font-style="italic" style:font-style-asian="italic" style:font-style-complex="italic"/>
    </style:style>
    <style:style style:name="T5" style:family="text">
      <style:text-properties officeooo:rsid="001802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ssagem por Randóvia...</text:p>
      <text:p text:style-name="P1"/>
      <text:p text:style-name="P1">Era a primeira vez que atravessava aquela região vampiresca. Como quase sempre acontecia caçava sozinho. Há muito que o meu último ajudante sucumbira às minhas próprias mãos. Não porque eu fosse um assassino sem piedade, pelo menos não o sou para os homens comuns. Só que ele quando partiu já não era um dos nossos. Dera o último suspiro tornado em criatura do demónio, como todos aqueles que por desgraça são mordidos pelos dentes venenosos dos vampiros. Foi com mágoa que o vi a transformar-se diante dos meus olhos. Mas foi também sem dó nem piedade que lhe trespassei o pescoço com a espada, para logo de seguida, com o braço livre, lhe cortar a cabeça de uma só machadada. Remorsos senti depois alguns, confesso, mas tenho plena consciência que fiz o que devia ter feito. Era ele ou eu, e nestes casos venha lá quem vier, opto sempre por mim!</text:p>
      <text:p text:style-name="P1"/>
      <text:p text:style-name="P1">Isto aconteceu há já quase um ano atrás, embora ainda hoje me lembre com nitidez dessa imagem assustadora. É por isso que por enquanto prefiro continuar a sós. Assim, sem outra companhia que não as minhas memórias, continuo a caminhar decidido pela avenida principal. </text:p>
      <text:p text:style-name="P1"/>
      <text:p text:style-name="P1">As casas em ruínas, símbolos de vidas passadas, assenhoram-se das bermas dos passeios como gigantes desfigurados, à medida que passo. As sombras parecem querer engolir<text:span text:style-name="T3">-me</text:span>. Tenho a sensação de estar a ser vigiado e julgo ver movimentos sinistros pelo canto do olho. Não me admirava nada que dentro em breve começasse a ter alucinações. Estou cansado e além disso nunca gostei da ideia de vir aqui. Não sei porquê mas esta terra assombrada é daqueles sítios que me causa sempre calafrios, mesmo sendo eu um caçador de vampiros experimentado que já viu de tudo um pouco. Preciso manter-me concentrado, por isso vou continuar a contar-vos a história deste lugar...</text:p>
      <text:p text:style-name="P1"/>
      <text:p text:style-name="P1">Randóvia foi outrora uma comunidade agrícola de gente alegre e bem disposta... até ao dia em que os vampiros chegaram. Primeiro foi apenas um, depois veio outro e mais outro, e mais uns quantos se seguiram. No final já eram dezenas! </text:p>
      <text:p text:style-name="P1"/>
      <text:p text:style-name="P1">Aos poucos foram-se misturando com a população sem que ninguém desse por nada. Em astúcia e engenho para o secretismo não há quem os vença. Os anos foram passando, os desaparecimentos misteriosos de habitantes da vila foram-se sucedendo sem explicação, tal como foram as aparições tenebrosas que alguns relatavam em certas noites mais quentes de verão, quando mais gente andava na rua. Fantasmas, almas penadas e monstros foram alguns dos nomes que lhes deram aqueles que viram tais vultos nas sombras. Mas nunca ninguém imaginou o que eles eram realmente, pelo menos não antes de ser tarde demais!</text:p>
      <text:p text:style-name="P1"><text:soft-page-break/></text:p>
      <text:p text:style-name="P1">Hoje, passados quase três anos desde que os últimos habitantes emigraram para as regiões mais a sul, sou eu o único que vagueio por aqui. O único humano, se é que me faço entender...</text:p>
      <text:p text:style-name="P1">E porque estou aqui? Perguntarão vocês... Creio que essa pergunta nem sequer merece resposta, vocês já sabem porque estou aqui. Se não sabem, penso que dentro de pouco tempo deixarão de ter dúvidas, porque começo agora a aperceber-me de movimentos a serem feitos nas minhas costas. Há por aqui bicharada! Tenho a certeza.</text:p>
      <text:p text:style-name="P1"/>
      <text:p text:style-name="P1">Segundo sei são apenas dois, um casal de antigos namorados que ficou para trás e fez de Randóvia o seu lar. Pelo menos foi com essa indicação que aqui vim parar. Há muito que foram descobertos e há muito que esta terrinha deixou de ter alimento fresco para a sua espécie, por isso é normal que a maioria tenha partido. Esta parelha pode ter tomado o gosto por outros animais que não o homem, menos mal, mas nem isso me compadece. </text:p>
      <text:p text:style-name="P1"/>
      <text:p text:style-name="P1">Segundo consta não saiem de cá nem atacam as aldeias vizinhas. Ninguém dos arredores se atreve a vir até aqui, e eles também não incomodam ninguém. Às vezes a gentinha destes sítios dá-me vómitos. Parece que já esqueceram o que estes desgraçados e os outros da sua laia fizeram às gentes que aqui viviam. Muito me estranha que não se juntem e os venham de cá tirar, para sempre. Enfim... De qualquer forma foi para isso que me contrataram e este dueto de mim não terá qualquer compaixão. Mesmo que não me pagassem... são vampiros e só por isso não consigo deixá-los vivos. Só espero mesmo que sejam apenas dois. Se for esse o caso desejo também com toda a força que não se tenham reproduzido, caso contrário posso estar em maus lençóis. Sou bom nisto mas não sou maluco! Se fosse já cá não estava há muito...</text:p>
      <text:p text:style-name="P1"/>
      <text:p text:style-name="P1">Esperemos que não tenha surpresas. Sei que não posso confiar nas minhas fontes. Conversas mal feitas em estabelecimentos nojentos e reles, por entre balcões apinhados de copos e de gente bêbada, não são de fiar muito, tenho noção disso. Continuo a andar e a olhar em redor...</text:p>
      <text:p text:style-name="P1"/>
      <text:p text:style-name="P1">Quando estou a passar em frente da torre da igreja dissipam-se todas as minhas dúvidas. Lá em cima, na abertura junto ao sino, vejo um deles. Vigia-me do alto. O outro deve estar por perto também, talvez algures por detrás de mim. Tenho a sensação de estar cercado e tenho razão. Olho de vislumbre para o outro lado da rua e vejo o segundo, vejo-a a ela, inequivocamente, o seu longo cabelo loiro não me engana. O macho está lá em cima e ela segue-me à distância, nas minhas costas, encoberta pelas sombras de uma noite sem estrelas no céu. </text:p>
      <text:p text:style-name="P1"/>
      <text:p text:style-name="P1"><text:soft-page-break/>Não sei se me vão atacar ou não. Espero que sim! Desse modo isto terminava tudo mais depressa e eu podia voltar para a estalagem. Penso que já disse isto antes mas volto a frisar; estou cansado! Dormi muito mal nas últimas duas noites só de saber onde o destino me trazia desta vez; à infame Randóvia...</text:p>
      <text:p text:style-name="P1"/>
      <text:p text:style-name="P1">As minhas preces foram ouvidas. De um salto, o namoradinho aterra a uns três ou quatro metros de mim. Abriu a boca e mostrou-me a dentadura, rosnando como um cão logo de seguida. Tentava amedrontar-me. - Que bicho feio! - Disse-lhe eu, sem mais, sabendo de antemão que ele não falava a minha língua <text:span text:style-name="T3">já que me proferia injúrias (acho eu) num dialecto que não me era familiar </text:span>. O gajo devia ter uns dois metros de altura ou perto disso. Envergava um sobretudo de cor escura que lhe dava <text:s/>quase até aos joelhos. Era um tipo forte, aparentemente em boa condição física. Em contrapartida eu não estou nos meus melhores dias, por isso julguei que com este iria ter muito trabalho. </text:p>
      <text:p text:style-name="P1"/>
      <text:p text:style-name="P1">No meio de toda a exaltação quase que me esquecia de um pormenor importante... A fêmea! Como se me tivesse lido o pensamento, o monstro que se encontrava à minha frente soltou um guincho que me ia furando os tímpanos, ao mesmo tempo que com o braço acenava com vigor para algo ou alguém atrás de mim... Estava a mandar afastá-la e ela assim fez, obedecendo-lhe sem hesitações. Desta vez era só entre machos. Um “<text:span text:style-name="T4">mano a mano</text:span>” que eu muito agradeci em silêncio. </text:p>
      <text:p text:style-name="P1"/>
      <text:p text:style-name="P1">Sem aviso prévio o vampiro pulou sobre mim e derrubou-me ao chão. Não tive tempo de puxar das minhas armas. A sua força era grande mas a minha também não ficava assim tão aquém. Tentou morder-me o pescoço umas quantas vezes, <text:span text:style-name="T3">fazendo com que as mandíbulas batessem como castanholas uma na outra</text:span>. Mas não só aí me quis trincar o bandido! Tentou morder-me em qualquer parte do corpo que pudesse apanhar, só que eu não deixei. Com toda a minha pujança lancei-lhe as mãos ao pescoço e impedi-lo de se saciar de mim. Não lhe iria fazer o gosto. </text:p>
      <text:p text:style-name="P1"/>
      <text:p text:style-name="P1">Embrulhámo-nos os dois numa espécie de luta de galos. Tentei apertar-lhe a garganta o mais que pude para evitar os movimentos perigosos do seu saliente maxilar, deformado pelas protuberâncias dos afiados incisivos. Ergueu-me a pulso e desferiu-me um valente pontapé no estômago que me lançou e fez recuar pelo ar uns quantos metros. Cuspi sangue e aguentei a dor. </text:p>
      <text:p text:style-name="P1"/>
      <text:p text:style-name="P1">Conseguira afastar-me dele e esse fora o seu erro. Deu-me tempo para puxar dos meus pequenos tridentes, qual <text:span text:style-name="T1">Poseidon da era moderna,</text:span> e isso era tudo o que eu precisava. Íamos ter mais sangue derramado e não seria só do meu. Mostrei-lhe os dois garfos cortantes e com sarcasmos provoquei a <text:soft-page-break/>besta: - Vai uma espetada de morcego? - Perguntei-lhe. Voltou a abrir a bocarra e a emitir aquele guincho aflitivo característico dos machos. <text:s/>Mesmo à distancia, consegui cheirar com distinção o seu bafo hediondo a carne podre. <text:s/>Aquela sanguessuga havia ficado deveras enfurecido com a minha pequena provocação. Era exactamente isso que eu queria, levá-lo a atacar-me com raiva, retirando-lhe discernimento. Foi nesse preciso momento que ele se lançou uma vez mais, em voo, sobre mim. Num ápice, desvio-me para o lado e para baixo, espeto-lhe um forcado na zona da carótida e outro na zona da virilha, ficando com ele empalado no ar durante um breve segundo. Pelo jorro de sangue que lhe saía da zona das partes, deveria de tê-lo atingido na artéria fem<text:span text:style-name="T3">o</text:span>ral. A minha pontaria fora perfeita. Uma estocada na artéria carótida outra na femoral. - Bingo! Exclamei com satisfação. Mal tive tempo de respirar quando ouvi os gritos da fêmea a rasgar o ar bafiento da rua. Estranhamente não se dirigiu a mim, nem para vingar o parceiro. Logo, fui eu quem foi até ela. Não gosto de deixar trabalhos a meio...</text:p>
      <text:p text:style-name="P1"/>
      <text:p text:style-name="P1">Estava danada de todo, e isso notava-se bem pela expressão de nojo com que me <text:span text:style-name="T3">presenteou</text:span> quando cheguei perto da esquina de onde ela assistira ao meu feito. Tentou assustar-me mostrando-me os dentes mas não consegui sentir nada semelhante a medo. Fiquei surpreendido mas foi pelo facto de as minhas intenções terem sofrido uma reviravolta de <text:span text:style-name="T5">cento e oitenta</text:span> graus. Tirando a perturbadora dentadura, era uma das mulheres mais lindas que eu alguma vez tinha visto à face da terra. E logo tinha de ser vampira. Que raio de sorte a minha! </text:p>
      <text:p text:style-name="P1"/>
      <text:p text:style-name="P1">Tentou atacar-me, em vão. Estava demasiado débil e a sua pele apresentava-se ligeiramente pálida. Mais do que aquilo que era normal num vampiro. Não sei se estava doente ou se seria apenas cansaço, mas fraca sim sei que ela estava. Não consegui matá-la! Evitei o seu golpe moribundo e afinquei-lhe um soco mal medido. Fi-la perder os sentidos aos meus pés. Durante uns segundos fiquei sem saber o que fazer. Sabia que devia acabar-lhe com a raça... Fora para isso que ali me dirigira. Foi para isso que me pagaram. Não consegui! Decidido, meto a mão ao bolso das calças e agarro o alicate que sempre trago comigo. Debrucei-me sobre o seu corpo desmaiado, abri-lhe a boca e arranquei-lhe os quatro incisivos do maxilar e os quatro da mandíbula. Decidi levá-la comigo como se fosse uma espécie de troféu desta minha <text:span text:style-name="T2">passagem por Randóvia...</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Cristo</meta:initial-creator>
    <meta:creation-date>2011-03-13T16:48:59</meta:creation-date>
    <dc:date>2013-01-06T19:08:18</dc:date>
    <meta:editing-duration>PT2H48M8S</meta:editing-duration>
    <meta:editing-cycles>20</meta:editing-cycles>
    <meta:generator>LibreOffice/3.6$MacOSX_x86 LibreOffice_project/da8c1e6-fd468f4-454e206-f42a4a9-143cfd</meta:generator>
    <meta:document-statistic meta:table-count="0" meta:image-count="0" meta:object-count="0" meta:page-count="4" meta:paragraph-count="20" meta:word-count="1804" meta:character-count="10290" meta:non-whitespace-character-count="8494"/>
  </office:meta>
</office:document-meta>
</file>